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a0a4" officeooo:paragraph-rsid="0014a0a4"/>
    </style:style>
    <style:style style:name="P2" style:family="paragraph" style:parent-style-name="Standard">
      <style:paragraph-properties fo:text-align="start" style:justify-single-word="false"/>
      <style:text-properties officeooo:rsid="0014a0a4" officeooo:paragraph-rsid="0014a0a4"/>
    </style:style>
    <style:style style:name="T1" style:family="text">
      <style:text-properties officeooo:rsid="00165e45"/>
    </style:style>
    <style:style style:name="T2" style:family="text">
      <style:text-properties officeooo:rsid="0017b474"/>
    </style:style>
    <style:style style:name="T3" style:family="text">
      <style:text-properties officeooo:rsid="00180fae"/>
    </style:style>
    <style:style style:name="T4" style:family="text">
      <style:text-properties officeooo:rsid="0018a7b2"/>
    </style:style>
    <style:style style:name="T5" style:family="text">
      <style:text-properties officeooo:rsid="0018cbb6"/>
    </style:style>
    <style:style style:name="T6" style:family="text">
      <style:text-properties officeooo:rsid="0019fd7e"/>
    </style:style>
    <style:style style:name="T7" style:family="text">
      <style:text-properties officeooo:rsid="001b1724"/>
    </style:style>
    <style:style style:name="T8" style:family="text">
      <style:text-properties officeooo:rsid="001b9164"/>
    </style:style>
    <style:style style:name="T9" style:family="text">
      <style:text-properties officeooo:rsid="001d7f51"/>
    </style:style>
    <style:style style:name="T10" style:family="text">
      <style:text-properties officeooo:rsid="00233d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3 min presentation</text:p>
      <text:p text:style-name="P1"/>
      <text:p text:style-name="P1">My name is steffen rygg aasen and I’m associated with the deparment of psychology. I will be presenting our research titled “increasing mind wandering with intermittent theta burst stimulation”. </text:p>
      <text:p text:style-name="P1"/>
      <text:p text:style-name="P1"/>
      <text:p text:style-name="P2">Mind wandering is something you are all probably familiar<text:span text:style-name="T8">s</text:span> with. It is the experience of our attention drifting or shifting to internal thoughts unrelated to what we are currently doing – During an exam, for example, you might find yourself thinking about food. It is quite a pervasive phenomenon, accounting for between 20 to 50% of our wakeful experience. Despite this, it is still unclear exactly how certain brain regions are related to mind wandering. The outer part of the prefrontal cortex, located in the front of your brain, is associated with a plethora of cognitive functions, but its precise relationship to mind wandering remains unclear. <text:span text:style-name="T1">One way of directly testing the relationship between brain region and function is to use brain stimulation. In our project, </text:span>we implemented a potent non-invasive brain stimulation called transcranial magnetic stimulation (TMS). <text:span text:style-name="T1">The transcranial magnetic stimulation uses, as the name suggests, magnetic fields to influence the neurons in the brain. </text:span><text:span text:style-name="T2">The subject in our project </text:span>received both real and sham <text:span text:style-name="T3">(or fake)</text:span> stimulation – <text:span text:style-name="T4">which is, a type of stimulation that does not actually influence the neurons in the brain, but it feels similar. We then </text:span><text:span text:style-name="T9">looked at the subjects attention during a </text:span>sustained attention task. <text:span text:style-name="T4">In that task, s</text:span><text:span text:style-name="T3">ubjects had to follow a rhythm </text:span><text:span text:style-name="T4">as accurately as they could, while we </text:span><text:span text:style-name="T3">pseudo-randomly interrupted </text:span><text:span text:style-name="T5">them </text:span><text:span text:style-name="T3">during the task </text:span><text:span text:style-name="T5">and </text:span><text:span text:style-name="T3">inquired about </text:span><text:span text:style-name="T5">their </text:span><text:span text:style-name="T3">attention. </text:span><text:span text:style-name="T5">We found that when the subjects </text:span><text:span text:style-name="T3">received real stimulation, they tended to report more mind wandering instances </text:span><text:span text:style-name="T5">compared to when they </text:span><text:span text:style-name="T3">received sham/fake stimulation. </text:span><text:span text:style-name="T6">These </text:span><text:span text:style-name="T7">findings implicate the out parts of the prefrontal cortex in mind wandering.</text:span></text:p>
      <text:p text:style-name="P2"/>
      <text:p text:style-name="P2">- <text:span text:style-name="T10">conclusion/summary</text:span></text:p>
      <text:p text:style-name="P2">- <text:span text:style-name="T10">go full circ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fen Aasen</meta:initial-creator>
    <meta:creation-date>2025-05-12T09:48:43.032945569</meta:creation-date>
    <dc:date>2025-05-14T09:39:59.771521209</dc:date>
    <dc:creator>Steffen Aasen</dc:creator>
    <meta:editing-duration>PT14H14M4S</meta:editing-duration>
    <meta:editing-cycles>10</meta:editing-cycles>
    <meta:generator>LibreOffice/24.2.7.2$Linux_X86_64 LibreOffice_project/420$Build-2</meta:generator>
    <meta:document-statistic meta:table-count="0" meta:image-count="0" meta:object-count="0" meta:page-count="1" meta:paragraph-count="5" meta:word-count="302" meta:character-count="1935" meta:non-whitespace-character-count="1634"/>
  </office:meta>
</office:document-meta>
</file>